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roject</text:p>
          </table:table-cell>
          <table:table-cell table:style-name="Default" office:value-type="string" calcext:value-type="string">
            <text:p>Date accessed</text:p>
          </table:table-cell>
          <table:table-cell office:value-type="string" calcext:value-type="string">
            <text:p>Stars</text:p>
          </table:table-cell>
          <table:table-cell office:value-type="string" calcext:value-type="string">
            <text:p>Forks</text:p>
          </table:table-cell>
          <table:table-cell office:value-type="string" calcext:value-type="string">
            <text:p>Automated testing?</text:p>
          </table:table-cell>
          <table:table-cell office:value-type="string" calcext:value-type="string">
            <text:p>User guide/Tutorials?</text:p>
          </table:table-cell>
          <table:table-cell office:value-type="string" calcext:value-type="string">
            <text:p>User forum?</text:p>
          </table:table-cell>
          <table:table-cell office:value-type="string" calcext:value-type="string">
            <text:p>Posts in user forum?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Brief Description</text:p>
          </table:table-cell>
        </table:table-row>
        <table:table-row table:style-name="ro1">
          <table:table-cell office:value-type="string" calcext:value-type="string">
            <text:p>SaltProc</text:p>
          </table:table-cell>
          <table:table-cell office:value-type="date" office:date-value="2024-06-24" calcext:value-type="date">
            <text:p>06/24/2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uclear Engineering</text:p>
          </table:table-cell>
          <table:table-cell office:value-type="string" calcext:value-type="string">
            <text:p>Fuel reprocessing simulator</text:p>
          </table:table-cell>
        </table:table-row>
        <table:table-row table:style-name="ro1">
          <table:table-cell office:value-type="string" calcext:value-type="string">
            <text:p>LyceanEM</text:p>
          </table:table-cell>
          <table:table-cell office:value-type="date" office:date-value="2024-06-24" calcext:value-type="date">
            <text:p>06/24/2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Antenna Design</text:p>
          </table:table-cell>
          <table:table-cell office:value-type="string" calcext:value-type="string">
            <text:p>Antenna simulation</text:p>
          </table:table-cell>
        </table:table-row>
        <table:table-row table:style-name="ro1">
          <table:table-cell office:value-type="string" calcext:value-type="string">
            <text:p>DeepOF</text:p>
          </table:table-cell>
          <table:table-cell office:value-type="date" office:date-value="2024-06-24" calcext:value-type="date">
            <text:p>06/24/2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iology</text:p>
          </table:table-cell>
          <table:table-cell office:value-type="string" calcext:value-type="string">
            <text:p>ML for studying mice video data</text:p>
          </table:table-cell>
        </table:table-row>
        <table:table-row table:style-name="ro1">
          <table:table-cell office:value-type="string" calcext:value-type="string">
            <text:p>SleepECG</text:p>
          </table:table-cell>
          <table:table-cell office:value-type="date" office:date-value="2024-06-24" calcext:value-type="date">
            <text:p>06/24/24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iology/Medicine</text:p>
          </table:table-cell>
          <table:table-cell office:value-type="string" calcext:value-type="string">
            <text:p>Toolbox for processing EEG data</text:p>
          </table:table-cell>
        </table:table-row>
        <table:table-row table:style-name="ro1">
          <table:table-cell office:value-type="string" calcext:value-type="string">
            <text:p>pypromice</text:p>
          </table:table-cell>
          <table:table-cell office:value-type="date" office:date-value="2024-06-24" calcext:value-type="date">
            <text:p>06/24/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Climate Science</text:p>
          </table:table-cell>
          <table:table-cell office:value-type="string" calcext:value-type="string">
            <text:p>Toolbox for processing weather station data</text:p>
          </table:table-cell>
        </table:table-row>
        <table:table-row table:style-name="ro1">
          <table:table-cell office:value-type="string" calcext:value-type="string">
            <text:p>DTCC Platform</text:p>
          </table:table-cell>
          <table:table-cell office:value-type="date" office:date-value="2024-06-24" calcext:value-type="date">
            <text:p>06/24/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rban Planning</text:p>
          </table:table-cell>
          <table:table-cell office:value-type="string" calcext:value-type="string">
            <text:p>City digital twin simulations</text:p>
          </table:table-cell>
        </table:table-row>
        <table:table-row table:style-name="ro1">
          <table:table-cell office:value-type="string" calcext:value-type="string">
            <text:p>SCALib</text:p>
          </table:table-cell>
          <table:table-cell office:value-type="date" office:date-value="2024-06-24" calcext:value-type="date">
            <text:p>06/24/24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ybersecurity</text:p>
          </table:table-cell>
          <table:table-cell office:value-type="string" calcext:value-type="string">
            <text:p>Side channel analysis library</text:p>
          </table:table-cell>
        </table:table-row>
        <table:table-row table:style-name="ro1">
          <table:table-cell office:value-type="string" calcext:value-type="string">
            <text:p>eispac</text:p>
          </table:table-cell>
          <table:table-cell office:value-type="date" office:date-value="2024-06-24" calcext:value-type="date">
            <text:p>06/24/2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stronomy</text:p>
          </table:table-cell>
          <table:table-cell office:value-type="string" calcext:value-type="string">
            <text:p>Toolbox for processing data from a specific telescope</text:p>
          </table:table-cell>
        </table:table-row>
        <table:table-row table:style-name="ro1">
          <table:table-cell office:value-type="string" calcext:value-type="string">
            <text:p>msmhelper</text:p>
          </table:table-cell>
          <table:table-cell office:value-type="date" office:date-value="2024-06-24" calcext:value-type="date">
            <text:p>06/24/24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iophysics</text:p>
          </table:table-cell>
          <table:table-cell office:value-type="string" calcext:value-type="string">
            <text:p>Markov state protein folding</text:p>
          </table:table-cell>
        </table:table-row>
        <table:table-row table:style-name="ro1">
          <table:table-cell office:value-type="string" calcext:value-type="string">
            <text:p>SarcGraph</text:p>
          </table:table-cell>
          <table:table-cell office:value-type="date" office:date-value="2024-06-24" calcext:value-type="date">
            <text:p>06/24/2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iology</text:p>
          </table:table-cell>
          <table:table-cell office:value-type="string" calcext:value-type="string">
            <text:p>Toolbox for detection an analysis of muscle tissue\</text:p>
          </table:table-cell>
        </table:table-row>
        <table:table-row table:style-name="ro1">
          <table:table-cell office:value-type="string" calcext:value-type="string">
            <text:p>spgrep</text:p>
          </table:table-cell>
          <table:table-cell office:value-type="date" office:date-value="2024-06-24" calcext:value-type="date">
            <text:p>06/24/2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aterials Science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Chombo-discharge</text:p>
          </table:table-cell>
          <table:table-cell office:value-type="date" office:date-value="2024-06-24" calcext:value-type="date">
            <text:p>06/24/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lasma physics</text:p>
          </table:table-cell>
          <table:table-cell office:value-type="string" calcext:value-type="string">
            <text:p>Gas discharge simulator</text:p>
          </table:table-cell>
        </table:table-row>
        <table:table-row table:style-name="ro1">
          <table:table-cell office:value-type="string" calcext:value-type="string">
            <text:p>VaMPy</text:p>
          </table:table-cell>
          <table:table-cell office:value-type="date" office:date-value="2024-06-24" calcext:value-type="date">
            <text:p>06/24/2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iology</text:p>
          </table:table-cell>
          <table:table-cell office:value-type="string" calcext:value-type="string">
            <text:p>Vascular modeling toolbox</text:p>
          </table:table-cell>
        </table:table-row>
        <table:table-row table:style-name="ro1">
          <table:table-cell office:value-type="string" calcext:value-type="string">
            <text:p>xclim</text:p>
          </table:table-cell>
          <table:table-cell office:value-type="date" office:date-value="2024-06-24" calcext:value-type="date">
            <text:p>06/24/24</text:p>
          </table:table-cell>
          <table:table-cell office:value-type="float" office:value="309" calcext:value-type="float">
            <text:p>309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Climate Science</text:p>
          </table:table-cell>
          <table:table-cell office:value-type="string" calcext:value-type="string">
            <text:p>climate data analytics</text:p>
          </table:table-cell>
        </table:table-row>
        <table:table-row table:style-name="ro1">
          <table:table-cell office:value-type="string" calcext:value-type="string">
            <text:p>XGI</text:p>
          </table:table-cell>
          <table:table-cell office:value-type="date" office:date-value="2024-06-24" calcext:value-type="date">
            <text:p>06/24/24</text:p>
          </table:table-cell>
          <table:table-cell office:value-type="float" office:value="169" calcext:value-type="float">
            <text:p>169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ph Theory</text:p>
          </table:table-cell>
          <table:table-cell office:value-type="string" calcext:value-type="string">
            <text:p>toolbox for working with hypergraphs</text:p>
          </table:table-cell>
        </table:table-row>
        <table:table-row table:style-name="ro1">
          <table:table-cell office:value-type="string" calcext:value-type="string">
            <text:p>clustertools</text:p>
          </table:table-cell>
          <table:table-cell office:value-type="date" office:date-value="2024-06-24" calcext:value-type="date">
            <text:p>06/24/2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stronomy</text:p>
          </table:table-cell>
          <table:table-cell office:value-type="string" calcext:value-type="string">
            <text:p>Toolbox for analysing star cluster simulations</text:p>
          </table:table-cell>
        </table:table-row>
        <table:table-row table:style-name="ro1">
          <table:table-cell office:value-type="string" calcext:value-type="string">
            <text:p>multi-view-ae</text:p>
          </table:table-cell>
          <table:table-cell office:value-type="date" office:date-value="2024-06-24" calcext:value-type="date">
            <text:p>06/24/2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CosmicProfiles</text:p>
          </table:table-cell>
          <table:table-cell office:value-type="date" office:date-value="2024-06-24" calcext:value-type="date">
            <text:p>06/24/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stronomy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fractopo</text:p>
          </table:table-cell>
          <table:table-cell office:value-type="date" office:date-value="2024-06-24" calcext:value-type="date">
            <text:p>06/24/2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eology</text:p>
          </table:table-cell>
          <table:table-cell office:value-type="string" calcext:value-type="string">
            <text:p>Geological fracture analysis</text:p>
          </table:table-cell>
        </table:table-row>
        <table:table-row table:style-name="ro1">
          <table:table-cell office:value-type="string" calcext:value-type="string">
            <text:p>GraphNeT</text:p>
          </table:table-cell>
          <table:table-cell office:value-type="date" office:date-value="2024-06-24" calcext:value-type="date">
            <text:p>06/24/24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hysics</text:p>
          </table:table-cell>
          <table:table-cell office:value-type="string" calcext:value-type="string">
            <text:p>Deep learning for neutrino telescopes</text:p>
          </table:table-cell>
        </table:table-row>
        <table:table-row table:style-name="ro1">
          <table:table-cell office:value-type="string" calcext:value-type="string">
            <text:p>fRAT</text:p>
          </table:table-cell>
          <table:table-cell office:value-type="date" office:date-value="2024-06-24" calcext:value-type="date">
            <text:p>06/24/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Health Physics</text:p>
          </table:table-cell>
          <table:table-cell office:value-type="string" calcext:value-type="string">
            <text:p>imaging data toolbox</text:p>
          </table:table-cell>
        </table:table-row>
        <table:table-row table:style-name="ro1">
          <table:table-cell office:value-type="string" calcext:value-type="string">
            <text:p>SpyCi-PDB</text:p>
          </table:table-cell>
          <table:table-cell office:value-type="date" office:date-value="2024-06-24" calcext:value-type="date">
            <text:p>06/24/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iochemsitry</text:p>
          </table:table-cell>
          <table:table-cell/>
        </table:table-row>
        <table:table-row table:style-name="ro1">
          <table:table-cell office:value-type="string" calcext:value-type="string">
            <text:p>muyper</text:p>
          </table:table-cell>
          <table:table-cell office:value-type="date" office:date-value="2024-06-24" calcext:value-type="date">
            <text:p>06/24/2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iochemsitry</text:p>
          </table:table-cell>
          <table:table-cell/>
        </table:table-row>
        <table:table-row table:style-name="ro1">
          <table:table-cell office:value-type="string" calcext:value-type="string">
            <text:p>yam</text:p>
          </table:table-cell>
          <table:table-cell office:value-type="date" office:date-value="2024-06-24" calcext:value-type="date">
            <text:p>06/24/2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eology</text:p>
          </table:table-cell>
          <table:table-cell/>
        </table:table-row>
        <table:table-row table:style-name="ro1">
          <table:table-cell office:value-type="string" calcext:value-type="string">
            <text:p>Pybullet_industrial</text:p>
          </table:table-cell>
          <table:table-cell office:value-type="date" office:date-value="2024-06-24" calcext:value-type="date">
            <text:p>06/24/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bot</text:p>
          </table:table-cell>
          <table:table-cell office:value-type="date" office:date-value="2024-06-24" calcext:value-type="date">
            <text:p>06/24/24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stronomy</text:p>
          </table:table-cell>
          <table:table-cell office:value-type="string" calcext:value-type="string">
            <text:p>ML astroinomy</text:p>
          </table:table-cell>
        </table:table-row>
      </table:table>
      <table:table table:name="analysis" table:style-name="ta1">
        <table:shapes>
          <draw:frame draw:z-index="0" draw:style-name="gr1" draw:text-style-name="P1" svg:width="6.2988in" svg:height="3.5429in" svg:x="5.1776in" svg:y="0.5307in">
            <draw:object draw:notify-on-update-of-ranges="analysis.A1:analysis.A1 analysis.A2:analysis.A4 analysis.B1:analysis.B1 analysis.B2:analysis.B4 analysis.C1:analysis.C1 analysis.C2:analysis.C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matrix-columns-spanned="1" table:number-matrix-rows-spanned="3" table:formula="of:=TRANSPOSE([$Sheet1.E1:$Sheet1.G1])" office:value-type="string" office:string-value="Automated testing?" calcext:value-type="string">
            <text:p>Automated testing?</text:p>
          </table:table-cell>
          <table:table-cell table:formula="of:=COUNTIFS([$Sheet1.E2:$Sheet1.E27]; &quot;=Yes&quot;)" office:value-type="float" office:value="23" calcext:value-type="float">
            <text:p>23</text:p>
          </table:table-cell>
          <table:table-cell table:formula="of:=COUNTIFS([$Sheet1.E2:$Sheet1.E27]; &quot;=No&quot;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office:string-value="User guide/Tutorials?" calcext:value-type="string">
            <text:p>User guide/Tutorials?</text:p>
          </table:table-cell>
          <table:table-cell table:formula="of:=COUNTIFS([$Sheet1.F2:$Sheet1.F27]; &quot;=Yes&quot;)" office:value-type="float" office:value="25" calcext:value-type="float">
            <text:p>25</text:p>
          </table:table-cell>
          <table:table-cell table:formula="of:=COUNTIFS([$Sheet1.F2:$Sheet1.F27]; &quot;=No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office:string-value="User forum?" calcext:value-type="string">
            <text:p>User forum?</text:p>
          </table:table-cell>
          <table:table-cell table:formula="of:=COUNTIFS([$Sheet1.G2:$Sheet1.G27]; &quot;=Yes&quot;)" office:value-type="float" office:value="7" calcext:value-type="float">
            <text:p>7</text:p>
          </table:table-cell>
          <table:table-cell table:formula="of:=COUNTIFS([$Sheet1.G2:$Sheet1.G27]; &quot;=No&quot;)" office:value-type="float" office:value="19" calcext:value-type="float">
            <text:p>19</text:p>
          </table:table-cell>
          <table:table-cell/>
        </table:table-row>
        <table:table-row table:style-name="ro1" table:number-rows-repeated="13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</table:table-row>
        <table:table-row table:style-name="ro1">
          <table:table-cell office:value-type="string" calcext:value-type="string">
            <text:p>Average Stars</text:p>
          </table:table-cell>
          <table:table-cell office:value-type="string" calcext:value-type="string">
            <text:p>User form</text:p>
          </table:table-cell>
          <table:table-cell table:formula="of:=AVERAGE([$Sheet1.C2];[$Sheet1.C6:.C7];[$Sheet1.C15:.C16];[$Sheet1.C22];[$Sheet1.C26])" office:value-type="float" office:value="79.4285714285714" calcext:value-type="float">
            <text:p>79.4285714285714</text:p>
          </table:table-cell>
          <table:table-cell table:formula="of:=VAR([$Sheet1.C2];[$Sheet1.C6:.C7];[$Sheet1.C15:.C16];[$Sheet1.C22];[$Sheet1.C26])" office:value-type="float" office:value="13573.619047619" calcext:value-type="float">
            <text:p>13573.619047619</text:p>
          </table:table-cell>
        </table:table-row>
        <table:table-row table:style-name="ro1">
          <table:table-cell/>
          <table:table-cell office:value-type="string" calcext:value-type="string">
            <text:p>no user form</text:p>
          </table:table-cell>
          <table:table-cell table:formula="of:=AVERAGE([$Sheet1.C3:.C5];[$Sheet1.C8:.C14];[$Sheet1.C17:.C21];[$Sheet1.C23:.C25];[$Sheet1.C27])" office:value-type="float" office:value="29.6842105263158" calcext:value-type="float">
            <text:p>29.6842105263158</text:p>
          </table:table-cell>
          <table:table-cell table:formula="of:=VAR([$Sheet1.C3:.C5];[$Sheet1.C8:.C14];[$Sheet1.C17:.C21];[$Sheet1.C23:.C25];[$Sheet1.C27])" office:value-type="float" office:value="803.672514619883" calcext:value-type="float">
            <text:p>803.672514619883</text:p>
          </table:table-cell>
        </table:table-row>
        <table:table-row table:style-name="ro1">
          <table:table-cell office:value-type="string" calcext:value-type="string">
            <text:p>Average Forks</text:p>
          </table:table-cell>
          <table:table-cell office:value-type="string" calcext:value-type="string">
            <text:p>User form</text:p>
          </table:table-cell>
          <table:table-cell table:formula="of:=AVERAGE([$Sheet1.D2];[$Sheet1.D6:.D7];[$Sheet1.D15:.D16];[$Sheet1.D22];[$Sheet1.D26])" office:value-type="float" office:value="15.5714285714286" calcext:value-type="float">
            <text:p>15.5714285714286</text:p>
          </table:table-cell>
          <table:table-cell table:formula="of:=VAR([$Sheet1.D2];[$Sheet1.D6:.D7];[$Sheet1.D15:.D16];[$Sheet1.D22];[$Sheet1.D26])" office:value-type="float" office:value="301.952380952381" calcext:value-type="float">
            <text:p>301.952380952381</text:p>
          </table:table-cell>
        </table:table-row>
        <table:table-row table:style-name="ro1">
          <table:table-cell/>
          <table:table-cell office:value-type="string" calcext:value-type="string">
            <text:p>No user form</text:p>
          </table:table-cell>
          <table:table-cell table:formula="of:=AVERAGE([$Sheet1.D3:.D5];[$Sheet1.D8:.D14];[$Sheet1.D17:.D21];[$Sheet1.D23:.D25];[$Sheet1.D27])" office:value-type="float" office:value="11.6111111111111" calcext:value-type="float">
            <text:p>11.6111111111111</text:p>
          </table:table-cell>
          <table:table-cell table:formula="of:=VAR([$Sheet1.D3:.D5];[$Sheet1.D8:.D14];[$Sheet1.D17:.D21];[$Sheet1.D23:.D25];[$Sheet1.D27])" office:value-type="float" office:value="364.722222222222" calcext:value-type="float">
            <text:p>364.722222222222</text:p>
          </table:table-cell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``</text:p>
          </table:table-cell>
        </table:table-row>
      </table:table>
      <table:table table:name="selection-criteria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~1 year old JOSS submiss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iginal packages (no ports/reproductions from other languages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I started at page 49 with <text:s/>LyceanEM</text:p>
          </table:table-cell>
        </table:table-row>
        <table:table-row table:style-name="ro1">
          <table:table-cell/>
          <table:table-cell office:value-type="string" calcext:value-type="string">
            <text:p>I ended at page 53 w/ Zoobo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0:08:37.919458938</meta:creation-date>
    <dc:date>2024-06-24T13:37:36.927677013</dc:date>
    <meta:editing-duration>PT7H12M23S</meta:editing-duration>
    <meta:editing-cycles>8</meta:editing-cycles>
    <meta:generator>LibreOffice/7.4.7.2$Linux_X86_64 LibreOffice_project/40$Build-2</meta:generator>
    <meta:document-statistic meta:table-count="3" meta:cell-count="28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11cm" svg:y="0.316cm" chart:style-name="ch2">
          <text:p>Survey of N=26 JOSS submissions</text:p>
        </chart:title>
        <chart:legend chart:legend-position="end" svg:x="14.636cm" svg:y="3.952cm" style:legend-expansion="high" chart:style-name="ch3"/>
        <chart:plot-area chart:style-name="ch4" table:cell-range-address="analysis.A1:analysis.C4" chart:data-source-has-labels="both" svg:x="0.32cm" svg:y="1.275cm" svg:width="13.996cm" svg:height="7.545cm">
          <chart:coordinate-region svg:x="0.941cm" svg:y="1.474cm" svg:width="13.375cm" svg:height="6.699cm"/>
          <chart:axis chart:dimension="x" chart:name="primary-x" chart:style-name="ch5" chartooo:axis-type="auto">
            <chartooo:date-scale/>
            <chart:categories table:cell-range-address="analysis.A2:analysis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nalysis.B2:analysis.B4" chart:label-cell-address="analysis.B1:analysis.B1" chart:class="chart:bar">
            <chart:data-point chart:repeated="3"/>
          </chart:series>
          <chart:series chart:style-name="ch9" chart:values-cell-range-address="analysis.C2:analysis.C4" chart:label-cell-address="analysis.C1:analysis.C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s</text:p>
                <draw:g>
                  <svg:desc>analysis.B1:analysis.B1</svg:desc>
                </draw:g>
              </table:table-cell>
              <table:table-cell office:value-type="string">
                <text:p>No</text:p>
                <draw:g>
                  <svg:desc>analysis.C1:analysi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tomated testing?</text:p>
                <draw:g>
                  <svg:desc>analysis.A2:analysis.A4</svg:desc>
                </draw:g>
              </table:table-cell>
              <table:table-cell office:value-type="float" office:value="23">
                <text:p>23</text:p>
                <draw:g>
                  <svg:desc>analysis.B2:analysis.B4</svg:desc>
                </draw:g>
              </table:table-cell>
              <table:table-cell office:value-type="float" office:value="3">
                <text:p>3</text:p>
                <draw:g>
                  <svg:desc>analysis.C2:analysis.C4</svg:desc>
                </draw:g>
              </table:table-cell>
            </table:table-row>
            <table:table-row>
              <table:table-cell office:value-type="string">
                <text:p>User guide/Tutorials?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ser forum?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